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style:text-position=""/>
    </style:style>
    <style:style style:name="ce6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style:text-position=""/>
    </style:style>
    <style:style style:name="ce10" style:family="table-cell" style:parent-style-name="Default" style:data-style-name="N50">
      <style:table-cell-properties fo:background-color="#80808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style:text-position=""/>
    </style:style>
    <style:style style:name="ce9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6666ff"/>
      <style:text-properties style:text-position=""/>
    </style:style>
    <style:style style:name="ce20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00cc"/>
      <style:text-properties style:text-position=""/>
    </style:style>
    <style:style style:name="ce26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ackground-color="#6666ff"/>
      <style:text-properties style:text-position=""/>
    </style:style>
    <style:style style:name="ce44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6666ff"/>
      <style:text-properties style:text-position=""/>
    </style:style>
    <style:style style:name="ce32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cc66ff"/>
      <style:text-properties style:text-position=""/>
    </style:style>
    <style:style style:name="ce40" style:family="table-cell" style:parent-style-name="Default">
      <style:table-cell-properties fo:background-color="#cc66ff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cc66ff"/>
      <style:text-properties style:text-position=""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9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6666ff"/>
    </style:style>
    <style:style style:name="ce5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2b2b2"/>
    </style:style>
    <style:style style:name="ce54" style:family="table-cell" style:parent-style-name="Default">
      <style:table-cell-properties fo:background-color="#808080"/>
    </style:style>
    <style:style style:name="ce55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56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00cc"/>
    </style:style>
    <style:style style:name="ce58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59" style:family="table-cell" style:parent-style-name="Default">
      <style:table-cell-properties fo:background-color="#cc66ff"/>
    </style:style>
    <style:style style:name="ce60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61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25" office:value-type="string" calcext:value-type="string">
            <text:p>playCounter</text:p>
          </table:table-cell>
          <table:table-cell table:style-name="ce25" office:value-type="string" calcext:value-type="string">
            <text:p>rating</text:p>
          </table:table-cell>
          <table:table-cell table:style-name="ce25" office:value-type="string" calcext:value-type="string">
            <text:p>addedDate</text:p>
          </table:table-cell>
          <table:table-cell table:style-name="ce25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9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8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2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3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35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39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42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41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5-05-07 17:53:51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5-05-07 17:53:52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5-05-07 17:53:53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45</text:p>
          </table:table-cell>
          <table:table-cell table:style-name="ce36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3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string" calcext:value-type="string">
            <text:p>2012-05-05 19:27:24</text:p>
          </table:table-cell>
          <table:table-cell table:style-name="ce43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2011-05-05 19:27:24</text:p>
          </table:table-cell>
          <table:table-cell table:style-name="ce39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2011-05-06 19:27:24</text:p>
          </table:table-cell>
          <table:table-cell table:style-name="ce39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5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7" calcext:value-type="float">
            <text:p>7</text:p>
          </table:table-cell>
          <table:table-cell table:style-name="ce62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9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4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41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1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2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3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45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string" calcext:value-type="string">
            <text:p>2011-05-05 19:27:24</text:p>
          </table:table-cell>
          <table:table-cell table:style-name="ce59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5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7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7" calcext:value-type="float">
            <text:p>7</text:p>
          </table:table-cell>
          <table:table-cell table:style-name="ce62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8</text:p>
          </table:table-cell>
          <table:table-cell table:style-name="ce46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39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5" calcext:value-type="float">
            <text:p>5</text:p>
          </table:table-cell>
          <table:table-cell table:style-name="ce49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41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1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2</text:p>
          </table:table-cell>
          <table:table-cell table:style-name="ce46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5-05-07 17:53:53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49" office:value-type="string" calcext:value-type="string">
            <text:p>2012-05-05 19:27:24</text:p>
          </table:table-cell>
          <table:table-cell table:style-name="ce51" office:value-type="string" calcext:value-type="string">
            <text:p>2014-05-24 09:26:45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9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string" calcext:value-type="string">
            <text:p>2011-05-05 19:27:24</text:p>
          </table:table-cell>
          <table:table-cell table:style-name="ce59" office:value-type="string" calcext:value-type="string">
            <text:p>2015-06-24 09:26:46</text:p>
          </table:table-cell>
          <table:table-cell table:style-name="ce46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2:18:44.128299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23:13:24.350847850</dc:date>
    <dc:creator>Raphael </dc:creator>
    <meta:editing-duration>PT19H31M10S</meta:editing-duration>
    <meta:editing-cycles>69</meta:editing-cycles>
    <meta:document-statistic meta:table-count="32" meta:cell-count="11055" meta:object-count="0"/>
  </office:meta>
</office:document-meta>
</file>